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5" table:number-rows-spanned="1">
            <text:p>Materiais necessários para fazer 1 circuito medidor de potência ativa</text:p>
          </table:table-cell>
          <table:covered-table-cell table:number-columns-repeated="4"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Resistores</text:p>
          </table:table-cell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string">
            <text:p>620k</text:p>
          </table:table-cell>
          <table:table-cell office:value-type="string">
            <text:p>5k (precisão)</text:p>
          </table:table-cell>
          <table:table-cell table:style-name="ce3" office:value-type="string">
            <text:p>1m (precisão)</text:p>
          </table:table-cell>
          <table:table-cell table:style-name="ce3" office:value-type="string">
            <text:p>100k</text:p>
          </table:table-cell>
        </table:table-row>
        <table:table-row table:style-name="ro1">
          <table:table-cell office:value-type="string">
            <text:p>Quantidade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Capacitores</text:p>
          </table:table-cell>
          <table:table-cell office:value-type="string">
            <text:p>150n</text:p>
          </table:table-cell>
          <table:table-cell office:value-type="string">
            <text:p>330n</text:p>
          </table:table-cell>
          <table:table-cell office:value-type="string">
            <text:p>100n</text:p>
          </table:table-cell>
          <table:table-cell office:value-type="string">
            <text:p>10u</text:p>
          </table:table-cell>
          <table:table-cell table:style-name="ce3" office:value-type="string">
            <text:p>1u</text:p>
          </table:table-cell>
          <table:table-cell table:style-name="ce3" office:value-type="string">
            <text:p>4.7u</text:p>
          </table:table-cell>
        </table:table-row>
        <table:table-row table:style-name="ro1">
          <table:table-cell office:value-type="string">
            <text:p>Quantidade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Cis</text:p>
          </table:table-cell>
          <table:table-cell office:value-type="string">
            <text:p>ADE7757</text:p>
          </table:table-cell>
          <table:table-cell office:value-type="string">
            <text:p>TPS76933</text:p>
          </table:table-cell>
          <table:table-cell office:value-type="string">
            <text:p>LM7805</text:p>
          </table:table-cell>
          <table:table-cell office:value-type="float" office:value="4040">
            <text:p>4040</text:p>
          </table:table-cell>
          <table:table-cell table:number-columns-repeated="2"/>
        </table:table-row>
        <table:table-row table:style-name="ro1">
          <table:table-cell office:value-type="string">
            <text:p>Quantidade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Extras</text:p>
          </table:table-cell>
          <table:table-cell office:value-type="string">
            <text:p>Xbee Series 2</text:p>
          </table:table-cell>
          <table:table-cell office:value-type="string">
            <text:p>Fonte 12VDC</text:p>
          </table:table-cell>
          <table:table-cell office:value-type="string">
            <text:p>LED</text:p>
          </table:table-cell>
          <table:table-cell office:value-type="string">
            <text:p>Tomada macho</text:p>
          </table:table-cell>
          <table:table-cell table:style-name="ce3" office:value-type="string">
            <text:p>Tomada fêmea</text:p>
          </table:table-cell>
          <table:table-cell table:style-name="ce3" office:value-type="string">
            <text:p>Cabo de força</text:p>
          </table:table-cell>
        </table:table-row>
        <table:table-row table:style-name="ro1">
          <table:table-cell office:value-type="string">
            <text:p>Quantidade</text:p>
          </table:table-cell>
          <table:table-cell table:number-columns-repeated="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0cm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28/05/2011</text:date>, <text:time>14:54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Besch</meta:initial-creator>
    <meta:creation-date>2011-05-28T14:46:44</meta:creation-date>
    <dc:date>2011-05-28T14:54:50</dc:date>
    <dc:creator>Marcelo Besch</dc:creator>
    <meta:editing-duration>PT8M7S</meta:editing-duration>
    <meta:editing-cycles>1</meta:editing-cycles>
    <meta:document-statistic meta:table-count="3" meta:cell-count="53" meta:object-count="0"/>
    <meta:generator>BrOffice/3.3$Linux LibreOffice_project/330m19$Build-202</meta:generator>
  </office:meta>
</office:document-meta>
</file>